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3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1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Standard">
      <style:text-properties officeooo:paragraph-rsid="006e0b94"/>
    </style:style>
    <style:style style:name="P44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c9b3ed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officeooo:rsid="003b6bff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officeooo:rsid="0080efcf"/>
    </style:style>
    <style:style style:name="T31" style:family="text">
      <style:text-properties officeooo:rsid="008a1c77"/>
    </style:style>
    <style:style style:name="T32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98659b" style:font-weight-asian="bold" style:font-weight-complex="bold"/>
    </style:style>
    <style:style style:name="T35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7">0</text:span><text:span text:style-name="T5">.</text:span><text:span text:style-name="T8">6</text:span><text:span text:style-name="T3"> – </text:span><text:a xlink:type="simple" xlink:href="https://github.com/Serrin/Celestra/" text:style-name="Internet_20_link" text:visited-style-name="Visited_20_Internet_20_Link"><text:span text:style-name="T32">https://github.com/Serrin/Celestra/</text:span></text:a></text:p>
      <text:p text:style-name="P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41" text:outline-level="3"><text:span text:style-name="T16">element.</text:span>dataset &amp; data-* attributes</text:h>
          </table:table-cell>
          <table:table-cell table:style-name="Táblázat1.C1" office:value-type="string">
            <text:h text:style-name="P42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8"/>
            <text:p text:style-name="P18">IE8 compatible</text:p>
            <text:p text:style-name="P19"/>
            <text:p text:style-name="P6"><text:span text:style-name="T20">l</text:span>ocalStorage:</text:p>
            <text:p text:style-name="P19"><text:span text:style-name="T9">l</text:span>ocalStorage.length;</text:p>
            <text:p text:style-name="P19">localStorage.key(index);</text:p>
            <text:p text:style-name="P19">localStorage.getItem(key);</text:p>
            <text:p text:style-name="P19">localStorage.setItem(key, data);</text:p>
            <text:p text:style-name="P19">localStorage.removeItem(key);</text:p>
            <text:p text:style-name="P19">localStorage.clear();</text:p>
            <text:p text:style-name="P19"/>
            <text:p text:style-name="P3"><text:span text:style-name="Source_20_Text"><text:span text:style-name="T23">sessionStorage</text:span></text:span><text:span text:style-name="T22">: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19"/>
            <text:p text:style-name="P7">hasItem:</text:p>
            <text:p text:style-name="P19">localStorage.getItem(key) !== null</text:p>
            <text:p text:style-name="P28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 !== null</text:p>
            <text:p text:style-name="P7"/>
            <text:p text:style-name="P7">setJSON:</text:p>
            <text:p text:style-name="P19">localStorage.setItem(key, JSON.stringify(object));</text:p>
            <text:p text:style-name="P28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setItem(key, JSON.stringify(object));</text:p>
            <text:p text:style-name="P7"/>
            <text:p text:style-name="P7">getJSON:</text:p>
            <text:p text:style-name="P27">JSON.parse(localStorage.getItem(key));</text:p>
            <text:p text:style-name="P28">JSON.parse(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);</text:p>
            <text:p text:style-name="P28"/>
          </table:table-cell>
          <table:table-cell table:style-name="Táblázat1.B2" office:value-type="string">
            <text:p text:style-name="P19"/>
            <text:p text:style-name="P25">- IE11 compatible</text:p>
            <text:p text:style-name="P19">- element data-* attributes</text:p>
            <text:p text:style-name="P19">- no <text:span text:style-name="T17">m</text:span>ethods <text:span text:style-name="T31">and</text:span> <text:span text:style-name="T17">e</text:span>vents</text:p>
            <text:p text:style-name="P19"/>
            <text:p text:style-name="P15">camelcase:</text:p>
            <text:p text:style-name="P20">el<text:span text:style-name="T13">ement</text:span>.data-name</text:p>
            <text:p text:style-name="P21"><text:s text:c="2"/>-&gt; el<text:span text:style-name="T13">ement</text:span>.dataset.name</text:p>
            <text:p text:style-name="P21">el<text:span text:style-name="T13">ement</text:span>.data-first-second</text:p>
            <text:p text:style-name="P21"><text:s text:c="2"/>-&gt; el<text:span text:style-name="T13">ement</text:span>.dataset.firstSecond</text:p>
            <text:p text:style-name="P19"/>
            <text:p text:style-name="P7">set:</text:p>
            <text:p text:style-name="P19">element.dataset.<text:span text:style-name="T18">name</text:span> = "<text:span text:style-name="T10">value</text:span>";</text:p>
            <text:p text:style-name="P22">element.dataset["<text:span text:style-name="T18">name</text:span>"] = "<text:span text:style-name="T10">value</text:span>";</text:p>
            <text:p text:style-name="P22">element.setAttribute("data-<text:span text:style-name="T18">name</text:span>", "<text:span text:style-name="T10">value</text:span>");</text:p>
            <text:p text:style-name="P22">element<text:span text:style-name="T10">[</text:span>"data-<text:span text:style-name="T18">name</text:span>"<text:span text:style-name="T10">] =</text:span> "<text:span text:style-name="T10">value</text:span>";</text:p>
            <text:p text:style-name="P23"/>
            <text:p text:style-name="P7">get:</text:p>
            <text:p text:style-name="P22">element.dataset.<text:span text:style-name="T18">name</text:span>;</text:p>
            <text:p text:style-name="P22">element.dataset["<text:span text:style-name="T18">name</text:span>"];</text:p>
            <text:p text:style-name="P22">element.getAttribute("data-<text:span text:style-name="T18">name</text:span>");</text:p>
            <text:p text:style-name="P22">element<text:span text:style-name="T10">[</text:span>"data-<text:span text:style-name="T18">name</text:span>"<text:span text:style-name="T10">]</text:span>;</text:p>
            <text:p text:style-name="P19"/>
            <text:p text:style-name="P7">remove:</text:p>
            <text:p text:style-name="P22">element.removeAttribute("data-<text:span text:style-name="T18">name</text:span>");</text:p>
            <text:p text:style-name="P22"/>
            <text:p text:style-name="P17">check:</text:p>
            <text:p text:style-name="P29">element.hasAttribute("data-<text:span text:style-name="T18">name</text:span>");</text:p>
            <text:p text:style-name="P29"/>
          </table:table-cell>
          <table:table-cell table:style-name="Táblázat1.C2" office:value-type="string">
            <text:p text:style-name="P26"/>
            <text:p text:style-name="P26">IE10+11 compatible</text:p>
            <text:p text:style-name="P26"/>
            <text:p text:style-name="P26">new TypedArray(); <text:span text:style-name="T19">ES2017</text:span></text:p>
            <text:p text:style-name="P26">new TypedArray(length);</text:p>
            <text:p text:style-name="P26">new TypedArray(typedArray);</text:p>
            <text:p text:style-name="P26">new TypedArray(object);</text:p>
            <text:p text:style-name="P26">new TypedArray(buffer[,byteOffset[,length]]);</text:p>
            <text:p text:style-name="P26"/>
            <text:p text:style-name="P10">Int8Array();</text:p>
            <text:p text:style-name="P37">-128 to 127, 1 <text:span text:style-name="T30">byte</text:span>, int8_t</text:p>
            <text:p text:style-name="P37"/>
            <text:p text:style-name="P10">Uint8Array();</text:p>
            <text:p text:style-name="P37">0 to 255, 1 <text:span text:style-name="T30">byte,</text:span> uint8_t</text:p>
            <text:p text:style-name="P37"/>
            <text:p text:style-name="P11">Uint8ClampedArray();</text:p>
            <text:p text:style-name="P38">0 to 255, 1 <text:span text:style-name="T30">byte</text:span>, uint8_t, not in IE10-11</text:p>
            <text:p text:style-name="P38"/>
            <text:p text:style-name="P10">Int16Array();</text:p>
            <text:p text:style-name="P37">-32768 to 32767, 2 <text:span text:style-name="T30">byte</text:span>, int16_t</text:p>
            <text:p text:style-name="P37"/>
            <text:p text:style-name="P10">Uint16Array();</text:p>
            <text:p text:style-name="P37">0 to 65535, 2 <text:span text:style-name="T30">byte</text:span>, uint16_t</text:p>
            <text:p text:style-name="P37"/>
            <text:p text:style-name="P11">Int32Array();</text:p>
            <text:p text:style-name="P38">-2147483648 to 2147483647, 4 byte, int32_t</text:p>
            <text:p text:style-name="P38"/>
            <text:p text:style-name="P11">Uint32Array();</text:p>
            <text:p text:style-name="P38">0 to 4294967295, 4 <text:span text:style-name="T30">byte</text:span>, uint32_t</text:p>
            <text:p text:style-name="P38"/>
            <text:p text:style-name="P11">Float32Array();</text:p>
            <text:p text:style-name="P38">1.2x10-38 to 3.4x1038, 4 <text:span text:style-name="T30">byte</text:span>, float</text:p>
            <text:p text:style-name="P38"/>
            <text:p text:style-name="P11">Float64Array();</text:p>
            <text:p text:style-name="P38">5.0x10-324 to 1.8x10308, 8 <text:span text:style-name="T30">byte</text:span>, double</text:p>
            <text:p text:style-name="P38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8">element.classList</text:p>
          </table:table-cell>
          <table:table-cell table:style-name="Táblázat2.B1" office:value-type="string">
            <text:p text:style-name="P16">JSON</text:p>
          </table:table-cell>
        </table:table-row>
        <table:table-row>
          <table:table-cell table:style-name="Táblázat2.A2" office:value-type="string">
            <text:p text:style-name="P32"/>
            <text:p text:style-name="P33"><text:span text:style-name="Source_20_Text"><text:span text:style-name="T21">IE10+IE11 </text:span></text:span><text:span text:style-name="Source_20_Text"><text:span text:style-name="T27">d</text:span></text:span><text:span text:style-name="Source_20_Text"><text:span text:style-name="T21">on't have support for classList on SVG or MathML elements.</text:span></text:span></text:p>
            <text:p text:style-name="P32"/>
            <text:p text:style-name="P12">element.classList.add(String[,String]);</text:p>
            <text:p text:style-name="P39">IE10+11: yes (except the multiple arguments)</text:p>
            <text:p text:style-name="P30"/>
            <text:p text:style-name="P9">element.classList.remove(String[,String]);</text:p>
            <text:p text:style-name="P36">IE10+11: yes (except the multiple arguments)</text:p>
            <text:p text:style-name="P35">- Removing a class that does not exist, does NOT throw an error.</text:p>
            <text:p text:style-name="P24"/>
            <text:p text:style-name="P12">element.classList.contains(String);</text:p>
            <text:p text:style-name="P39">IE10+11: yes</text:p>
            <text:p text:style-name="P30"/>
            <text:p text:style-name="P9">element.classList.toggle(String[,force]);</text:p>
            <text:p text:style-name="P36">IE10+11: yes (except the second argument)</text:p>
            <text:p text:style-name="P35">- When only one argument is present: Toggle class value; <text:span text:style-name="T14">i</text:span>f class exists then remove it and return false, if not, then add it and return true.</text:p>
            <text:p text:style-name="P35">- When a second argument is present: If the second argument evaluates to true, add specified class value, and if it evaluates to false, remove it.</text:p>
            <text:p text:style-name="P24"/>
            <text:p text:style-name="P12">element.classList.item(Number);</text:p>
            <text:p text:style-name="P39">IE10+11: yes</text:p>
            <text:p text:style-name="P24"/>
            <text:p text:style-name="P12">element.classList.length;</text:p>
            <text:p text:style-name="P39">IE10+11: yes</text:p>
            <text:p text:style-name="P30"/>
            <text:p text:style-name="P9">element.classList.replace(oldClass, newClass); </text:p>
            <text:p text:style-name="P35">IE10+11: <text:span text:style-name="T11">N</text:span>o <text:span text:style-name="T11">and the method isn't compatible with the Safari and mobile browsers too.</text:span></text:p>
            <text:p text:style-name="P30"/>
            <text:p text:style-name="P13">Remove all classes:</text:p>
            <text:p text:style-name="P40"><text:span text:style-name="Source_20_Text"><text:span text:style-name="T26">element.className = "";</text:span></text:span></text:p>
            <text:p text:style-name="P24"><text:span text:style-name="Source_20_Text"><text:span text:style-name="T26"/></text:span></text:p>
          </table:table-cell>
          <table:table-cell table:style-name="Táblázat2.B2" office:value-type="string">
            <text:p text:style-name="P32"/>
            <text:p text:style-name="P32">IE8+</text:p>
            <text:p text:style-name="P32"/>
            <text:p text:style-name="P32"><text:span text:style-name="T34">V</text:span><text:span text:style-name="T33">alid Data Types</text:span></text:p>
            <text:p text:style-name="P32">- a string</text:p>
            <text:p text:style-name="P32">- a number</text:p>
            <text:p text:style-name="P32">- an object (containing valid JSON values)</text:p>
            <text:p text:style-name="P32">- an array</text:p>
            <text:p text:style-name="P32">- a boolean</text:p>
            <text:p text:style-name="P32">- null</text:p>
            <text:p text:style-name="P32"/>
            <text:p text:style-name="P34"><text:span text:style-name="T34">Inv</text:span><text:span text:style-name="T33">alid Data Types</text:span></text:p>
            <text:p text:style-name="P32">- a function</text:p>
            <text:p text:style-name="P32">- a date</text:p>
            <text:p text:style-name="P32">- undefined</text:p>
            <text:p text:style-name="P32">- <text:span text:style-name="T35">an object with method(s) (function)</text:span></text:p>
            <text:p text:style-name="P32"/>
            <text:p text:style-name="P14">JSON.stringify()</text:p>
            <text:p text:style-name="P32">Convert a JavaScript object to a JSON string.</text:p>
            <text:p text:style-name="P32"/>
            <text:p text:style-name="P32">JSON.stringify( { a: 1, b: "2", c: true } );</text:p>
            <text:p text:style-name="P31">=&gt; "{\"a\":1,\"b\":\"2\",\"c\":true}"</text:p>
            <text:p text:style-name="P31"/>
            <text:p text:style-name="P32">JSON.stringify( [1, 2, 3, 4, 5] );</text:p>
            <text:p text:style-name="P31">=&gt; "[1,2,3,4,5]"</text:p>
            <text:p text:style-name="P31"/>
            <text:p text:style-name="P14">JSON.parse()</text:p>
            <text:p text:style-name="P32">Parses a JSON string and returns a JavaScript object.</text:p>
            <text:p text:style-name="P32"/>
            <text:p text:style-name="P32">JSON.parse(JSON.stringify( {a: 1, b: "2", c: true} ));</text:p>
            <text:p text:style-name="P31">=&gt; Object { a: 1, b: "2", c: true }</text:p>
            <text:p text:style-name="P31"/>
            <text:p text:style-name="P32">JSON.parse(JSON.stringify( [1, 2, 3, 4, 5] ));</text:p>
            <text:p text:style-name="P31">=&gt; Array(5) [ 1, 2, 3, 4, 5 ]</text:p>
            <text:p text:style-name="P31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0-19T21:31:03.424000000</dc:date>
    <meta:editing-duration>PT6H2M28S</meta:editing-duration>
    <meta:editing-cycles>115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